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f9ce" officeooo:paragraph-rsid="0006f9ce"/>
    </style:style>
    <style:style style:name="P2" style:family="paragraph" style:parent-style-name="Standard">
      <style:text-properties officeooo:rsid="0008996a" officeooo:paragraph-rsid="0008996a"/>
    </style:style>
    <style:style style:name="P3" style:family="paragraph" style:parent-style-name="Standard">
      <style:text-properties officeooo:rsid="000946a2" officeooo:paragraph-rsid="000946a2"/>
    </style:style>
    <style:style style:name="P4" style:family="paragraph" style:parent-style-name="Standard">
      <style:text-properties officeooo:rsid="000946a2" officeooo:paragraph-rsid="000987f7"/>
    </style:style>
    <style:style style:name="P5" style:family="paragraph" style:parent-style-name="Standard">
      <style:text-properties officeooo:rsid="000987f7" officeooo:paragraph-rsid="000987f7"/>
    </style:style>
    <style:style style:name="P6" style:family="paragraph" style:parent-style-name="Header">
      <style:text-properties officeooo:rsid="001878a8" officeooo:paragraph-rsid="00050675"/>
    </style:style>
    <style:style style:name="T1" style:family="text">
      <style:text-properties fo:font-weight="bold" style:font-weight-asian="bold" style:font-weight-complex="bold"/>
    </style:style>
    <style:style style:name="T2" style:family="text">
      <style:text-properties fo:font-weight="bold" officeooo:rsid="00050675" style:font-weight-asian="bold" style:font-weight-complex="bold"/>
    </style:style>
    <style:style style:name="T3" style:family="text">
      <style:text-properties officeooo:rsid="0008996a"/>
    </style:style>
    <style:style style:name="T4" style:family="text">
      <style:text-properties officeooo:rsid="000946a2"/>
    </style:style>
    <style:style style:name="T5" style:family="text">
      <style:text-properties officeooo:rsid="000987f7"/>
    </style:style>
    <style:style style:name="T6" style:family="text">
      <style:text-properties style:font-name="sans-serif"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ituation</text:p>
      <text:p text:style-name="P1"/>
      <text:p text:style-name="P1">The CAN loader resides in this first 0x5000 (or larger if necessary) of flash. The application loads at the address following the loader, e.g. 0x08005000. When the processor boots it checks if the reset was caused by the independent watch dog timer (IWDG). If so it means that program load was done and completed, or there was a timeout waiting for CAN msgs to execute a program load. </text:p>
      <text:p text:style-name="P1"/>
      <text:p text:style-name="P1">Normally, when there is a valid app program in flash, the loader waits ‘n’ secs (currently 5) waiting for loader CAN msgs. When it times out it checks the CRC of the app and if OK relocates the exception vector and jumps the start of the application program. </text:p>
      <text:p text:style-name="P1"/>
      <text:p text:style-name="P1">For the loader to check the CRC it needs to have the program size and expected CRC. (The start address is always the same.) There are two ways this could be done. One is for the size and CRC to be sent from the PC. The PC goes through a list of CAN nodes and sends the size and CRC which the loader then uses to compute a CRC. If they don’t match the loader sends the PC a msg and the PC begins a loading sequence. The problem with this is that CRC checking is PC dependent.</text:p>
      <text:p text:style-name="P1"/>
      <text:p text:style-name="P1">Another way is for the size and CRC to be stored someplace in flash. The loader can check the CRC whenever it resets/boots without the PC. A CRC mismatch means the loader would not jump to the application and remains in loading-ready state. <text:span text:style-name="T3">The problem with this is that bench development requires the CAN bus and PC program to be operational. One way around this is to temporarily by-pass the CRC check.</text:span></text:p>
      <text:p text:style-name="P1"/>
      <text:p text:style-name="P2">Having the CRC checked locally would catch any flash errors in the program that developed after the initial flashing. This seems too rare to be an issue.</text:p>
      <text:p text:style-name="P2"/>
      <text:p text:style-name="P2">For a full winch set up the PC would go through a list of nodes and query the node for the CRC. The PC would compute the current CRC, using program and parameter files associated with the CAN ID. If the CRC doesn’t match the one sent by the CAN node the node’s application is either out-of-date, or not correct, and the app is then reloaded.</text:p>
      <text:p text:style-name="P2"><text:line-break/>Having the size, CRC, and start address stored in the CAN node flash “somewhere” seems best.</text:p>
      <text:p text:style-name="P2"/>
      <text:p text:style-name="P2">2. Where to store the CRC et al.?</text:p>
      <text:p text:style-name="P2"/>
      <text:p text:style-name="P2">a. High flash</text:p>
      <text:p text:style-name="P2"/>
      <text:p text:style-name="P2">b. Just before app</text:p>
      <text:p text:style-name="P2"/>
      <text:p text:style-name="P2">c. Separate flash section</text:p>
      <text:p text:style-name="P2"/>
      <text:p text:style-name="P2">d. In loader flash</text:p>
      <text:p text:style-name="P2"/>
      <text:p text:style-name="P2">The re-flashing in the L431 would have to be done in banks of 2K. (The alternative, erasing the the whole flash would not practical.) If less than a 2K block is to reprogram, the 2K block needs to be copied to sram; 2K block erased; sram updated, and the 2K block written.</text:p>
      <text:p text:style-name="P2"/>
      <text:p text:style-name="P2"><text:soft-page-break/>In high flash the loader needs to know the flash size. This can be obtained from a FLASH_SIZE register. <text:span text:style-name="T4">If other sections are defined for high flash, e.g. some types of parameters, then they would be relative high flash, or if defined in the .ld file the .ld file would have to allow for the CRC et al. Section.</text:span></text:p>
      <text:p text:style-name="P2"/>
      <text:p text:style-name="P3">Storing the size and CRC just ahead of the app requires that the app loading be offset by 128 bytes. The <text:s/>exception vector relocation has to be 128 byte aligned, so the flash section for the CRC et al. Would follow the loader section, and the app would start at the following of the loader plus 128 bytes.</text:p>
      <text:p text:style-name="P3"/>
      <text:p text:style-name="P3">Specifying a separate flash section is really the same as storing in high flash, but with an agreed upon address that is not high-flash.</text:p>
      <text:p text:style-name="P3"/>
      <text:p text:style-name="P3">Storing it in the loader section is fraught with problems. Rewriting a 2K block of the flash in the program area being used would tricky at best.</text:p>
      <text:p text:style-name="P3"/>
      <text:p text:style-name="P3">Net—storing the CRC et al., in either high flash, or just ahead of the app makes sense.</text:p>
      <text:p text:style-name="P3"/>
      <text:p text:style-name="P3">3. Loader is processor specific</text:p>
      <text:p text:style-name="P3"/>
      <text:p text:style-name="P3">The F103, F407/405, and L431 all differ in some details, e.g. flash block size. The old loader that was working at one time was for the F103. It looks like the code for the F4 didn’t get completed. This was all back in the Uli CSA winch metering days, when most of the units were F103 based. The GSM winch demo will still use some of these F103 boards, e.g. POD board with CAN for load-cell measurements, Blue Pill for contactor. Most important will be the BMS boards since there will be “many,” and these are L431.</text:p>
      <text:p text:style-name="P3"/>
      <text:p text:style-name="P3">4. CRC</text:p>
      <text:p text:style-name="P3"/>
      <text:p text:style-name="P4">The existing code for the F103 uses a software generation of the CRC-32. The F405/407 have the hardware CRC peripheral that generates a CRC-32, <text:span text:style-name="T5">polynomial 0x4C11DB7. The L431 has the provision for loading the polynomial, and defaults to the 0x4C11DB7. To simplify the PC side using this CRC for all node loaders makes sense.</text:span></text:p>
      <text:p text:style-name="P4"/>
      <text:p text:style-name="P5">5. Flashing</text:p>
      <text:p text:style-name="P5"/>
      <text:p text:style-name="P5">The flash erase in the L431 is in 2K blocks. The writing is either by double words, i.e. 64b, or a fast mode of a “row” which is 32 double words. <text:line-break/><text:line-break/>6. .bin versus .srec</text:p>
      <text:p text:style-name="P5"/>
      <text:p text:style-name="P5"/>
      <text:p text:style-name="P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78a8" officeooo:paragraph-rsid="00050675"/>
    </style:style>
    <style:style style:name="MT1" style:family="text">
      <style:text-properties fo:font-weight="bold" style:font-weight-asian="bold" style:font-weight-complex="bold"/>
    </style:style>
    <style:style style:name="MT2" style:family="text">
      <style:text-properties fo:font-weight="bold" officeooo:rsid="00050675"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Page </text:span><text:span text:style-name="MT1"><text:page-number text:select-page="current">1</text:page-number></text:span><text:span text:style-name="MT1"> <text:s/></text:span><text:span text:style-name="MT1"><text:date style:data-style-name="N37" text:date-value="2022-08-25T16:15:10.603919508" text:fixed="true">08/25/22</text:date></text:span><text:span text:style-name="MT1"> <text:s/>Thoughts and Considerations for CAN loading: </text:span><text:span text:style-name="MT2">CRC</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5T16:13:59.101476539</meta:creation-date>
    <dc:date>2022-08-25T17:07:25.341540873</dc:date>
    <meta:editing-duration>PT12M24S</meta:editing-duration>
    <meta:editing-cycles>2</meta:editing-cycles>
    <meta:generator>LibreOffice/5.1.6.2$Linux_X86_64 LibreOffice_project/10m0$Build-2</meta:generator>
    <meta:document-statistic meta:table-count="0" meta:image-count="0" meta:object-count="0" meta:page-count="2" meta:paragraph-count="26" meta:word-count="863" meta:character-count="4605" meta:non-whitespace-character-count="3761"/>
  </office:meta>
</office:document-meta>
</file>